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a</mi>
              <mn>1</mn>
            </msub>
            <mi mathvariant="italic">is</mi>
            <mi mathvariant="italic">the</mi>
            <mi mathvariant="italic">first</mi>
            <mi mathvariant="italic">value</mi>
            <mi mathvariant="italic">of</mi>
            <mi mathvariant="italic">the</mi>
            <mi mathvariant="italic">sequence</mi>
          </mrow>
        </mtd>
      </mtr>
      <mtr>
        <mtd>
          <mrow>
            <mi>r</mi>
            <mi mathvariant="italic">is</mi>
            <mi mathvariant="italic">the</mi>
            <mi mathvariant="italic">common</mi>
            <mi mathvariant="italic">ration</mi>
          </mrow>
        </mtd>
      </mtr>
      <mtr>
        <mtd>
          <mrow/>
        </mtd>
      </mtr>
      <mtr>
        <mtd>
          <mrow>
            <mfrac>
              <mrow>
                <mrow>
                  <mo stretchy="false">(</mo>
                  <mrow>
                    <msub>
                      <mi>a</mi>
                      <mn>1</mn>
                    </msub>
                  </mrow>
                  <mo stretchy="false">)</mo>
                </mrow>
                <mrow>
                  <mo stretchy="false">(</mo>
                  <mrow>
                    <mrow>
                      <mn>1</mn>
                      <mo stretchy="false">−</mo>
                      <msup>
                        <mi>r</mi>
                        <mi>n</mi>
                      </msup>
                    </mrow>
                  </mrow>
                  <mo stretchy="false">)</mo>
                </mrow>
              </mrow>
              <mrow>
                <mrow>
                  <mn>1</mn>
                  <mo stretchy="false">−</mo>
                  <mi>r</mi>
                </mrow>
              </mrow>
            </mfrac>
          </mrow>
        </mtd>
      </mtr>
    </mtable>
    <annotation encoding="StarMath 5.0">a sub 1 is the first value of the sequence
newline
r is the common ration newline
newline{(a sub 1 ) (1 - r sup n)} over {1 - r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07:44:31</meta:creation-date>
    <meta:generator>LibreOffice/3.5$Linux_x86 LibreOffice_project/350m1$Build-2</meta:generator>
  </office:meta>
</office:document-meta>
</file>